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c0c0c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3cm" draw:marker-start="" draw:marker-start-width="0.195cm" draw:marker-end="Arrow" draw:marker-end-width="0.2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Ultrafine_20_2_20_Dots_20_3_20_Dashes" svg:stroke-width="0.03cm" draw:marker-start="" draw:marker-start-width="0.195cm" draw:marker-end="Arrow" draw:marker-end-width="0.2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color="#ff420e" draw:fill="solid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3cm" draw:marker-start-width="0.295cm" draw:marker-end="Arrow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Ultrafine_20_2_20_Dots_20_3_20_Dashes" svg:stroke-width="0.03cm" draw:marker-start-width="0.295cm" draw:marker-end="Arrow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6cm" svg:height="1cm" svg:x="6cm" svg:y="6.1cm">
          <text:p text:style-name="P1"><text:span text:style-name="T1">ex:AlbertEinstei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8.8cm" svg:y1="6.1cm" svg:x2="4.05cm" svg:y2="5.1cm" draw:start-shape="id1" draw:start-glue-point="0" draw:end-shape="id2" draw:end-glue-point="2" svg:d="M8800 6100v-501l-4750 2v-501" svg:viewBox="0 0 4751 1001">
          <text:p/>
        </draw:connector>
        <draw:connector draw:style-name="gr3" draw:text-style-name="P2" draw:layer="layout" draw:type="lines" svg:x1="4.05cm" svg:y1="4.1cm" svg:x2="5.8cm" svg:y2="3.1cm" draw:start-shape="id2" draw:start-glue-point="0" draw:end-shape="id3" draw:end-glue-point="2" svg:d="M4050 4100v-501l1750 2v-501" svg:viewBox="0 0 1751 1001">
          <text:p/>
        </draw:connector>
        <draw:custom-shape draw:style-name="gr4" draw:text-style-name="P1" xml:id="id4" draw:id="id4" draw:layer="layout" svg:width="5.6cm" svg:height="1cm" svg:x="6cm" svg:y="0.1cm">
          <text:p text:style-name="P1"><text:span text:style-name="T1">ex:Physicis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5.8cm" svg:y1="2.1cm" svg:x2="8.8cm" svg:y2="1.1cm" draw:start-shape="id3" draw:start-glue-point="0" draw:end-shape="id4" draw:end-glue-point="2" svg:d="M5800 2100v-501l3000 2v-501" svg:viewBox="0 0 3001 1001">
          <text:p/>
        </draw:connector>
        <draw:connector draw:style-name="gr2" draw:text-style-name="P2" draw:layer="layout" draw:type="lines" svg:x1="8.8cm" svg:y1="6.1cm" svg:x2="5.8cm" svg:y2="3.1cm" draw:start-shape="id1" draw:start-glue-point="0" draw:end-shape="id3" draw:end-glue-point="2" svg:d="M8800 6100v-501l-3000-1998v-501" svg:viewBox="0 0 3001 3001">
          <text:p/>
        </draw:connector>
        <draw:connector draw:style-name="gr2" draw:text-style-name="P2" draw:layer="layout" draw:type="lines" svg:x1="8.8cm" svg:y1="6.1cm" svg:x2="8.8cm" svg:y2="1.1cm" draw:start-shape="id1" draw:start-glue-point="0" draw:end-shape="id4" draw:end-glue-point="2" svg:d="M8800 6100v-501-3998-501" svg:viewBox="0 0 1 5001">
          <text:p/>
        </draw:connector>
        <draw:custom-shape draw:style-name="gr4" draw:text-style-name="P1" xml:id="id3" draw:id="id3" draw:layer="layout" svg:width="5.6cm" svg:height="1cm" svg:x="3cm" svg:y="2.1cm">
          <text:p text:style-name="P1"><text:span text:style-name="T1">ex:TheoreticalPhysicis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7.9cm" svg:height="1cm" svg:x="0.1cm" svg:y="4.1cm">
          <text:p text:style-name="P1"><text:span text:style-name="T1">ex:German-bornTheoreticalPhysicist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2" draw:layer="layout" svg:x1="0.1cm" svg:y1="0.3cm" svg:x2="1.1cm" svg:y2="0.3cm">
            <text:p/>
          </draw:line>
          <draw:line draw:style-name="gr6" draw:text-style-name="P2" draw:layer="layout" svg:x1="0.1cm" svg:y1="0.9cm" svg:x2="1.1cm" svg:y2="0.9cm">
            <text:p/>
          </draw:line>
          <draw:frame draw:style-name="gr7" draw:text-style-name="P3" draw:layer="layout" svg:width="4.4cm" svg:height="1.85cm" svg:x="1.1cm" svg:y="0cm">
            <draw:text-box>
              <text:p text:style-name="P3"><text:span text:style-name="T1">rdf:type</text:span><text:span text:style-name="T1"><text:line-break/></text:span><text:span text:style-name="T1">rdfs:subClassO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7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7:22:12.391000000</meta:creation-date>
    <dc:date>2015-03-26T17:54:09.869000000</dc:date>
    <meta:editing-duration>PT16M31S</meta:editing-duration>
    <meta:editing-cycles>6</meta:editing-cycles>
    <meta:generator>LibreOffice/4.2.6.3$Windows_x86 LibreOffice_project/3fd416d4c6db7d3204c17ce57a1d70f6e531ee21</meta:generator>
    <meta:document-statistic meta:object-count="13"/>
  </office:meta>
</office:document-meta>
</file>